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" svg:font-family="'Ubuntu 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Ubuntu Mono" fo:font-size="10.3999996185303pt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Ubuntu Mono" fo:font-size="10.3999996185303pt" loext:padding="0cm" loext:border="none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5" style:family="paragraph" style:parent-style-name="Preformatted_20_Text">
      <style:paragraph-properties fo:margin-top="0cm" fo:margin-bottom="0cm" loext:contextual-spacing="false" fo:padding="0cm" fo:border="none"/>
    </style:style>
    <style:style style:name="P6" style:family="paragraph" style:parent-style-name="Preformatted_20_Text">
      <style:paragraph-properties fo:margin-top="0cm" fo:margin-bottom="0cm" loext:contextual-spacing="false" fo:padding="0cm" fo:border="none"/>
      <style:text-properties style:font-name="Ubuntu Mono" fo:font-size="10.3999996185303pt"/>
    </style:style>
    <style:style style:name="P7" style:family="paragraph" style:parent-style-name="Preformatted_20_Text">
      <style:paragraph-properties fo:margin-top="0cm" fo:margin-bottom="0cm" loext:contextual-spacing="false" fo:padding="0cm" fo:border="none"/>
      <style:text-properties style:font-name="Ubuntu Mono" fo:font-size="10.3999996185303pt" loext:padding="0cm" loext:border="none"/>
    </style:style>
    <style:style style:name="P8" style:family="paragraph" style:parent-style-name="Preformatted_20_Text">
      <style:paragraph-properties fo:margin-top="0cm" fo:margin-bottom="0cm" loext:contextual-spacing="false" fo:padding="0cm" fo:border="none"/>
      <style:text-properties fo:color="#930f80" style:font-name="Ubuntu Mono" fo:font-size="10.3999996185303pt"/>
    </style:style>
    <style:style style:name="P9" style:family="paragraph" style:parent-style-name="Preformatted_20_Text">
      <style:paragraph-properties fo:margin-top="0cm" fo:margin-bottom="0cm" loext:contextual-spacing="false" fo:padding="0cm" fo:border="none"/>
      <style:text-properties fo:color="#585cf6" style:font-name="Ubuntu Mono" fo:font-size="10.3999996185303pt"/>
    </style:style>
    <style:style style:name="P10" style:family="paragraph" style:parent-style-name="Preformatted_20_Text">
      <style:paragraph-properties fo:margin-top="0cm" fo:margin-bottom="0cm" loext:contextual-spacing="false" fo:padding="0cm" fo:border="none"/>
      <style:text-properties loext:padding="0cm" loext:border="none"/>
    </style:style>
    <style:style style:name="P11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font-name="Calibri Light" fo:font-size="16pt" fo:language="en" fo:country="none" fo:font-weight="bold" officeooo:paragraph-rsid="0015ac8d" style:font-size-asian="16pt" style:font-weight-asian="bold"/>
    </style:style>
    <style:style style:name="P12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officeooo:paragraph-rsid="0015ac8d"/>
    </style:style>
    <style:style style:name="T1" style:family="text">
      <style:text-properties fo:color="#930f80"/>
    </style:style>
    <style:style style:name="T2" style:family="text">
      <style:text-properties style:font-name="Ubuntu Mono" fo:font-size="10.3999996185303pt"/>
    </style:style>
    <style:style style:name="T3" style:family="text">
      <style:text-properties style:font-name="Calibri Light" fo:font-size="18pt" fo:language="en" fo:country="none" fo:font-weight="bold" style:font-size-asian="18pt" style:font-weight-asian="bold"/>
    </style:style>
    <style:style style:name="T4" style:family="text">
      <style:text-properties style:font-name="Calibri Light" fo:font-size="16pt" fo:language="en" fo:country="none" fo:font-weight="bold" style:font-size-asian="16pt" style:font-weight-asian="bold"/>
    </style:style>
    <style:style style:name="T5" style:family="text">
      <style:text-properties style:font-name="Calibri Light" fo:font-size="16pt" fo:language="en" fo:country="none" fo:font-weight="bold" officeooo:rsid="00102ebc" style:font-size-asian="16pt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3">Linear Model (CS359)</text:span></text:p>
      <text:p text:style-name="P12"><text:span text:style-name="T3">Assignment on Simple Linear Regression</text:span></text:p>
      <text:p text:style-name="P12"><text:span text:style-name="T4">-</text:span><text:span text:style-name="T5">Somyadeep Shrivastava(17BCS028)</text:span></text:p>
      <text:p text:style-name="P1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bookmark text:name="rstudio_console_output"/><text:span text:style-name="T1">&gt; library(dplyr)</text:span></text:p>
      <text:p text:style-name="P6"><text:span text:style-name="T1">&gt; library(ggplot2)</text:span></text:p>
      <text:p text:style-name="P8">&gt; </text:p>
      <text:p text:style-name="P8">&gt; </text:p>
      <text:p text:style-name="P6"><text:span text:style-name="T1">&gt; #################### Assignment on SLR #######################</text:span></text:p>
      <text:p text:style-name="P8">&gt; </text:p>
      <text:p text:style-name="P6"><text:span text:style-name="T1">&gt; df = read.csv("/home/samroadie/Desktop/17BCS028_Maths_Assignment/mental_data.csv")</text:span></text:p>
      <text:p text:style-name="P6"><text:span text:style-name="T1">&gt; df_ = data.frame(df)</text:span></text:p>
      <text:p text:style-name="P6"><text:span text:style-name="T1">&gt; df_</text:span></text:p>
      <text:p text:style-name="P4"><text:s text:c="3"/><text:span text:style-name="T2">index mentalImpair lifeEvents ses</text:span></text:p>
      <text:p text:style-name="P7">1 <text:s text:c="5"/>1 <text:s text:c="10"/>17 <text:s text:c="8"/>46 <text:s/>84</text:p>
      <text:p text:style-name="P7">2 <text:s text:c="5"/>2 <text:s text:c="10"/>19 <text:s text:c="8"/>39 <text:s/>97</text:p>
      <text:p text:style-name="P7">3 <text:s text:c="5"/>3 <text:s text:c="10"/>20 <text:s text:c="8"/>27 <text:s/>24</text:p>
      <text:p text:style-name="P7">4 <text:s text:c="5"/>4 <text:s text:c="10"/>20 <text:s text:c="9"/>3 <text:s/>85</text:p>
      <text:p text:style-name="P7">5 <text:s text:c="5"/>5 <text:s text:c="10"/>20 <text:s text:c="8"/>10 <text:s/>15</text:p>
      <text:p text:style-name="P7">6 <text:s text:c="5"/>6 <text:s text:c="10"/>21 <text:s text:c="8"/>44 <text:s/>55</text:p>
      <text:p text:style-name="P7">7 <text:s text:c="5"/>7 <text:s text:c="10"/>21 <text:s text:c="8"/>37 <text:s/>78</text:p>
      <text:p text:style-name="P7">8 <text:s text:c="5"/>8 <text:s text:c="10"/>22 <text:s text:c="8"/>35 <text:s/>91</text:p>
      <text:p text:style-name="P7">9 <text:s text:c="5"/>9 <text:s text:c="10"/>22 <text:s text:c="8"/>78 <text:s/>60</text:p>
      <text:p text:style-name="P7">10 <text:s text:c="3"/>10 <text:s text:c="10"/>23 <text:s text:c="8"/>32 <text:s/>74</text:p>
      <text:p text:style-name="P7">11 <text:s text:c="3"/>11 <text:s text:c="10"/>24 <text:s text:c="8"/>33 <text:s/>67</text:p>
      <text:p text:style-name="P7">12 <text:s text:c="3"/>12 <text:s text:c="10"/>24 <text:s text:c="8"/>18 <text:s/>39</text:p>
      <text:p text:style-name="P7">13 <text:s text:c="3"/>13 <text:s text:c="10"/>25 <text:s text:c="8"/>81 <text:s/>87</text:p>
      <text:p text:style-name="P7">14 <text:s text:c="3"/>14 <text:s text:c="10"/>26 <text:s text:c="8"/>22 <text:s/>95</text:p>
      <text:p text:style-name="P7">15 <text:s text:c="3"/>15 <text:s text:c="10"/>26 <text:s text:c="8"/>50 <text:s/>40</text:p>
      <text:p text:style-name="P7">16 <text:s text:c="3"/>16 <text:s text:c="10"/>26 <text:s text:c="8"/>48 <text:s/>52</text:p>
      <text:p text:style-name="P7">17 <text:s text:c="3"/>17 <text:s text:c="10"/>26 <text:s text:c="8"/>45 <text:s/>61</text:p>
      <text:p text:style-name="P7">18 <text:s text:c="3"/>18 <text:s text:c="10"/>27 <text:s text:c="8"/>21 <text:s/>45</text:p>
      <text:p text:style-name="P7">19 <text:s text:c="3"/>19 <text:s text:c="10"/>27 <text:s text:c="8"/>55 <text:s/>88</text:p>
      <text:p text:style-name="P7">20 <text:s text:c="3"/>20 <text:s text:c="10"/>27 <text:s text:c="8"/>45 <text:s/>56</text:p>
      <text:p text:style-name="P7">21 <text:s text:c="3"/>21 <text:s text:c="10"/>27 <text:s text:c="8"/>60 <text:s/>70</text:p>
      <text:p text:style-name="P7">22 <text:s text:c="3"/>22 <text:s text:c="10"/>28 <text:s text:c="8"/>97 <text:s/>89</text:p>
      <text:p text:style-name="P7">23 <text:s text:c="3"/>23 <text:s text:c="10"/>28 <text:s text:c="8"/>37 <text:s/>50</text:p>
      <text:p text:style-name="P7">24 <text:s text:c="3"/>24 <text:s text:c="10"/>28 <text:s text:c="8"/>30 <text:s/>90</text:p>
      <text:p text:style-name="P7">25 <text:s text:c="3"/>25 <text:s text:c="10"/>28 <text:s text:c="8"/>13 <text:s/>56</text:p>
      <text:p text:style-name="P7">26 <text:s text:c="3"/>26 <text:s text:c="10"/>28 <text:s text:c="8"/>40 <text:s/>56</text:p>
      <text:p text:style-name="P7">27 <text:s text:c="3"/>27 <text:s text:c="10"/>29 <text:s text:c="9"/>5 <text:s/>40</text:p>
      <text:p text:style-name="P7">28 <text:s text:c="3"/>28 <text:s text:c="10"/>30 <text:s text:c="8"/>59 <text:s/>72</text:p>
      <text:p text:style-name="P7">29 <text:s text:c="3"/>29 <text:s text:c="10"/>30 <text:s text:c="8"/>44 <text:s/>53</text:p>
      <text:p text:style-name="P7">30 <text:s text:c="3"/>30 <text:s text:c="10"/>31 <text:s text:c="8"/>35 <text:s/>38</text:p>
      <text:p text:style-name="P7">31 <text:s text:c="3"/>31 <text:s text:c="10"/>31 <text:s text:c="8"/>95 <text:s/>29</text:p>
      <text:p text:style-name="P7">32 <text:s text:c="3"/>32 <text:s text:c="10"/>31 <text:s text:c="8"/>63 <text:s/>53</text:p>
      <text:p text:style-name="P7">33 <text:s text:c="3"/>33 <text:s text:c="10"/>31 <text:s text:c="8"/>42 <text:s text:c="2"/>7</text:p>
      <text:p text:style-name="P7">34 <text:s text:c="3"/>34 <text:s text:c="10"/>32 <text:s text:c="8"/>38 <text:s/>32</text:p>
      <text:p text:style-name="P7">35 <text:s text:c="3"/>35 <text:s text:c="10"/>33 <text:s text:c="8"/>45 <text:s/>55</text:p>
      <text:p text:style-name="P7">36 <text:s text:c="3"/>36 <text:s text:c="10"/>34 <text:s text:c="8"/>70 <text:s/>58</text:p>
      <text:p text:style-name="P7">37 <text:s text:c="3"/>37 <text:s text:c="10"/>34 <text:s text:c="8"/>57 <text:s/>16</text:p>
      <text:p text:style-name="P7">38 <text:s text:c="3"/>38 <text:s text:c="10"/>34 <text:s text:c="8"/>40 <text:s/>29</text:p>
      <text:p text:style-name="P7">39 <text:s text:c="3"/>39 <text:s text:c="10"/>41 <text:s text:c="8"/>49 <text:s text:c="2"/>3</text:p>
      <text:p text:style-name="P7"><text:soft-page-break/>40 <text:s text:c="3"/>40 <text:s text:c="10"/>41 <text:s text:c="8"/>89 <text:s/>75</text:p>
      <text:p text:style-name="P8">&gt; </text:p>
      <text:p text:style-name="P8">&gt; </text:p>
      <text:p text:style-name="P8">&gt; </text:p>
      <text:p text:style-name="P6"><text:span text:style-name="T1">&gt; ################# Question: 1, Draw a scatterplot matrix with the three variables of interest, and comment briefly on the relationship between each pair of variables</text:span></text:p>
      <text:p text:style-name="P6"><text:span text:style-name="T1">&gt; data_ = df</text:span></text:p>
      <text:p text:style-name="P6"><text:span text:style-name="T1">&gt; data_ = subset(data_, select = -c(index))</text:span></text:p>
      <text:p text:style-name="P6"><text:span text:style-name="T1">&gt; png("/home/samroadie/Desktop/17BCS028_Maths_Assignment/scatter.png", width=600, height=600, units = "px")</text:span></text:p>
      <text:p text:style-name="P6"><text:span text:style-name="T1">&gt; pairs(data_, col= "green", alpha = "0.9")</text:span></text:p>
      <text:p text:style-name="P9">There were 39 warnings (use warnings() to see them)</text:p>
      <text:p text:style-name="P6"><text:span text:style-name="T1">&gt; dev.off()</text:span></text:p>
      <text:p text:style-name="P3">null device </text:p>
      <text:p text:style-name="P10"><text:s text:c="10"/><text:span text:style-name="T2">1 </text:span></text:p>
      <text:p text:style-name="P6"><text:span text:style-name="T1">&gt; # Conlcusion: From <text:s/>a scatter plot we can infer relationsjhip between two variables. For this dataset, mental impairment shows a strong positive relationship (since it is going upward) with life events and a negative (or inverse) relationship (since it is going downward) with SES (socio-economic status). Fitted line seem to be a linear in both the cases. Life events and SES show also positive relationship but it seems to be a weak correlation.</text:span></text:p>
      <text:p text:style-name="P8">&gt; </text:p>
      <text:p text:style-name="P6"><text:span text:style-name="T1">&gt; #Question: 2, Run a simple linear regression of the mental impairment index on the life events index, interpret the slope, and test its significance using a t-test.</text:span></text:p>
      <text:p text:style-name="P6"><text:span text:style-name="T1">&gt; model1 &lt;- lm(mentalImpair ~ lifeEvents, data = data_)</text:span></text:p>
      <text:p text:style-name="P6"><text:span text:style-name="T1">&gt; summary(model1)</text:span></text:p>
      <text:p text:style-name="P1"/>
      <text:p text:style-name="P7">Call:</text:p>
      <text:p text:style-name="P7">lm(formula = mentalImpair ~ lifeEvents, data = data_)</text:p>
      <text:p text:style-name="P5"/>
      <text:p text:style-name="P7">Residuals:</text:p>
      <text:p text:style-name="P10"><text:s text:c="5"/><text:span text:style-name="T2">Min <text:s text:c="6"/>1Q <text:s text:c="2"/>Median <text:s text:c="6"/>3Q <text:s text:c="5"/>Max </text:span></text:p>
      <text:p text:style-name="P7">-10.4415 <text:s/>-3.6899 <text:s/>-0.5973 <text:s text:c="2"/>3.6215 <text:s/>13.2890 </text:p>
      <text:p text:style-name="P5"/>
      <text:p text:style-name="P7">Coefficients:</text:p>
      <text:p text:style-name="P10"><text:s text:c="12"/><text:span text:style-name="T2">Estimate Std. Error t value Pr(&gt;|t|) <text:s text:c="3"/></text:span></text:p>
      <text:p text:style-name="P7">(Intercept) 23.30949 <text:s text:c="3"/>1.80675 <text:s/>12.901 1.85e-15 ***</text:p>
      <text:p text:style-name="P7">lifeEvents <text:s text:c="2"/>0.08983 <text:s text:c="3"/>0.03633 <text:s text:c="2"/>2.472 <text:s text:c="3"/>0.018 * <text:s/></text:p>
      <text:p text:style-name="P7">---</text:p>
      <text:p text:style-name="P7">Signif. codes: <text:s/>0 ‘***’ 0.001 ‘**’ 0.01 ‘*’ 0.05 ‘.’ 0.1 ‘ ’ 1</text:p>
      <text:p text:style-name="P5"/>
      <text:p text:style-name="P7">Residual standard error: 5.133 on 38 degrees of freedom</text:p>
      <text:p text:style-name="P7">Multiple R-squared: <text:s/>0.1385, <text:s text:c="3"/>Adjusted R-squared: <text:s/>0.1159 </text:p>
      <text:p text:style-name="P7">F-statistic: 6.112 on 1 and 38 DF, <text:s/>p-value: 0.01802</text:p>
      <text:p text:style-name="P5"/>
      <text:p text:style-name="P6"><text:span text:style-name="T1">&gt; #from the output, we can see that</text:span></text:p>
      <text:p text:style-name="P6"><text:span text:style-name="T1">&gt; # Intercept is 23.309 <text:s/>and slope is 0.0898</text:span></text:p>
      <text:p text:style-name="P6"><text:span text:style-name="T1">&gt; # SO we can write the regression line eqn as : mentalImpair = 0.0898 * lifeEvents + 23.309</text:span></text:p>
      <text:p text:style-name="P8">&gt; </text:p>
      <text:p text:style-name="P6"><text:span text:style-name="T1">&gt; # Question: 3, What proportion of the variation across subjects in the index of mental health is explained by the life events index? How is this proportion related to Pearson's correlation coefficient?</text:span></text:p>
      <text:p text:style-name="P6"><text:span text:style-name="T1">&gt; model2 &lt;- lm(mentalImpair ~ 1, data = data_)</text:span></text:p>
      <text:p text:style-name="P6"><text:span text:style-name="T1">&gt; rss &lt;- function(model) sum(residuals(model)^2)</text:span></text:p>
      <text:p text:style-name="P6"><text:span text:style-name="T1">&gt; p &lt;- rss(model1)/rss(model2)</text:span></text:p>
      <text:p text:style-name="P6"><text:span text:style-name="T1">&gt; c(p, sqrt(p))</text:span></text:p>
      <text:p text:style-name="P3">[1] 0.8614518 0.9281443</text:p>
      <text:p text:style-name="P8">&gt; </text:p>
      <text:p text:style-name="P6"><text:span text:style-name="T1">&gt; # Output is: [1] 0.8614518 0.9281443</text:span></text:p>
      <text:p text:style-name="P6"><text:span text:style-name="T1">&gt; # That means The proportion of variance from the sums of squares, is 0.1385 or 14%, and is e same as R-squared, which for simple regression is the squared of Pearson's r.</text:span></text:p>
      <text:p text:style-name="P8">&gt; </text:p>
      <text:p text:style-name="P8">&gt; </text:p>
      <text:p text:style-name="P6"><text:span text:style-name="T1">&gt; # Question: 4, Check the linearity of this relationship by adding a quadratic term.........</text:span></text:p>
      <text:p text:style-name="P6"><text:span text:style-name="T1">&gt; data_ &lt;- mutate(data_, lifeCsq = (lifeEvents - mean(lifeEvents))^2)</text:span></text:p>
      <text:p text:style-name="P6"><text:span text:style-name="T1">&gt; model3 &lt;- lm(mentalImpair ~ lifeEvents + lifeCsq, data = data_)</text:span></text:p>
      <text:p text:style-name="P6"><text:span text:style-name="T1">&gt; summary(model3)</text:span></text:p>
      <text:p text:style-name="P1"/>
      <text:p text:style-name="P7"><text:soft-page-break/>Call:</text:p>
      <text:p text:style-name="P7">lm(formula = mentalImpair ~ lifeEvents + lifeCsq, data = data_)</text:p>
      <text:p text:style-name="P5"/>
      <text:p text:style-name="P7">Residuals:</text:p>
      <text:p text:style-name="P10"><text:s text:c="5"/><text:span text:style-name="T2">Min <text:s text:c="6"/>1Q <text:s text:c="2"/>Median <text:s text:c="6"/>3Q <text:s text:c="5"/>Max </text:span></text:p>
      <text:p text:style-name="P7">-10.6490 <text:s/>-3.2865 <text:s/>-0.3971 <text:s text:c="2"/>3.7625 <text:s/>13.0755 </text:p>
      <text:p text:style-name="P5"/>
      <text:p text:style-name="P7">Coefficients:</text:p>
      <text:p text:style-name="P10"><text:s text:c="14"/><text:span text:style-name="T2">Estimate Std. Error t value Pr(&gt;|t|) <text:s text:c="3"/></text:span></text:p>
      <text:p text:style-name="P7">(Intercept) 23.3115159 <text:s/>1.8282640 <text:s/>12.751 4.14e-15 ***</text:p>
      <text:p text:style-name="P7">lifeEvents <text:s text:c="2"/>0.0943156 <text:s/>0.0391509 <text:s text:c="2"/>2.409 <text:s text:c="2"/>0.0211 * <text:s/></text:p>
      <text:p text:style-name="P7">lifeCsq <text:s text:c="4"/>-0.0004038 <text:s/>0.0012098 <text:s/>-0.334 <text:s text:c="2"/>0.7404 <text:s text:c="3"/></text:p>
      <text:p text:style-name="P7">---</text:p>
      <text:p text:style-name="P7">Signif. codes: <text:s/>0 ‘***’ 0.001 ‘**’ 0.01 ‘*’ 0.05 ‘.’ 0.1 ‘ ’ 1</text:p>
      <text:p text:style-name="P5"/>
      <text:p text:style-name="P7">Residual standard error: 5.194 on 37 degrees of freedom</text:p>
      <text:p text:style-name="P7">Multiple R-squared: <text:s/>0.1411, <text:s text:c="3"/>Adjusted R-squared: <text:s/>0.09471 </text:p>
      <text:p text:style-name="P7">F-statistic: <text:s/>3.04 on 2 and 37 DF, <text:s/>p-value: 0.05993</text:p>
      <text:p text:style-name="P5"/>
      <text:p text:style-name="P8">&gt; </text:p>
      <text:p text:style-name="P6"><text:span text:style-name="T1">&gt; # Conclusion: The t-statistic of -0.33 on 37 d.f. is clearly not significant, so we have no evidence against the linearity of the association</text:span></text:p>
      <text:p text:style-name="P8">&gt; </text:p>
      <text:p text:style-name="P8">&gt; </text:p>
      <text:p text:style-name="P6"><text:span text:style-name="T1">&gt; # Question: 5, Regress the index of mental impairment on SES, to verify the hypothesis that whether or not money buys happiness....</text:span></text:p>
      <text:p text:style-name="P6"><text:span text:style-name="T1">&gt; model4 &lt;- lm(mentalImpair ~ ses, data = data_)</text:span></text:p>
      <text:p text:style-name="P6"><text:span text:style-name="T1">&gt; cor(data_$mentalImpair, data_$ses)</text:span></text:p>
      <text:p text:style-name="P3">[1] -0.3985676</text:p>
      <text:p text:style-name="P6"><text:span text:style-name="T1">&gt; ### OUTPUT : [1] -0.3985676</text:span></text:p>
      <text:p text:style-name="P8">&gt; </text:p>
      <text:p text:style-name="P6"><text:span text:style-name="T1">&gt; std &lt;- function(x) (x - mean(x))/sqrt(var(x))</text:span></text:p>
      <text:p text:style-name="P6"><text:span text:style-name="T1">&gt; models &lt;- lm(std(mentalImpair) ~ std(ses), data = data_)</text:span></text:p>
      <text:p text:style-name="P6"><text:span text:style-name="T1">&gt; summary(models)</text:span></text:p>
      <text:p text:style-name="P1"/>
      <text:p text:style-name="P7">Call:</text:p>
      <text:p text:style-name="P7">lm(formula = std(mentalImpair) ~ std(ses), data = data_)</text:p>
      <text:p text:style-name="P5"/>
      <text:p text:style-name="P7">Residuals:</text:p>
      <text:p text:style-name="P10"><text:s text:c="5"/><text:span text:style-name="T2">Min <text:s text:c="6"/>1Q <text:s text:c="2"/>Median <text:s text:c="6"/>3Q <text:s text:c="5"/>Max </text:span></text:p>
      <text:p text:style-name="P7">-1.99304 -0.50321 <text:s/>0.05384 <text:s/>0.50155 <text:s/>2.79954 </text:p>
      <text:p text:style-name="P5"/>
      <text:p text:style-name="P7">Coefficients:</text:p>
      <text:p text:style-name="P10"><text:s text:c="14"/><text:span text:style-name="T2">Estimate Std. Error t value Pr(&gt;|t|) <text:s/></text:span></text:p>
      <text:p text:style-name="P7">(Intercept) -1.737e-16 <text:s/>1.469e-01 <text:s text:c="2"/>0.000 <text:s text:c="2"/>1.0000 <text:s/></text:p>
      <text:p text:style-name="P7">std(ses) <text:s text:c="3"/>-3.986e-01 <text:s/>1.488e-01 <text:s/>-2.679 <text:s text:c="2"/>0.0109 *</text:p>
      <text:p text:style-name="P7">---</text:p>
      <text:p text:style-name="P7">Signif. codes: <text:s/>0 ‘***’ 0.001 ‘**’ 0.01 ‘*’ 0.05 ‘.’ 0.1 ‘ ’ 1</text:p>
      <text:p text:style-name="P5"/>
      <text:p text:style-name="P7">Residual standard error: 0.9291 on 38 degrees of freedom</text:p>
      <text:p text:style-name="P7">Multiple R-squared: <text:s/>0.1589, <text:s text:c="3"/>Adjusted R-squared: <text:s/>0.1367 </text:p>
      <text:p text:style-name="P7">F-statistic: 7.177 on 1 and 38 DF, <text:s/>p-value: 0.01085</text:p>
      <text:p text:style-name="P5"/>
      <text:p text:style-name="P8">&gt; </text:p>
      <text:p text:style-name="P6"><text:span text:style-name="T1">&gt; #Conclusion: <text:s/>The estimated regression coefficient shows that high SES tends to be associated with lower mental impairment. Pearson's correlation coefficient is –0.40, indicating a moderate negative association.</text:span></text:p>
      <text:p text:style-name="P6"><text:span text:style-name="T1">&gt; # we standardize the variables subtracting the mean and dividing by the standard deviation, the constant becomes zero and the slope coincides with Pearson's correlation coefficient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" svg:font-family="'Ubuntu 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5T15:54:21.305799212</meta:creation-date>
    <dc:date>2020-05-15T15:56:23.129037713</dc:date>
    <meta:editing-duration>PT2M2S</meta:editing-duration>
    <meta:editing-cycles>1</meta:editing-cycles>
    <meta:document-statistic meta:table-count="0" meta:image-count="0" meta:object-count="0" meta:page-count="3" meta:paragraph-count="148" meta:word-count="978" meta:character-count="6615" meta:non-whitespace-character-count="4630"/>
    <meta:generator>LibreOffice/6.0.7.3$Linux_X86_64 LibreOffice_project/00m0$Build-3</meta:generator>
  </office:meta>
</office:document-meta>
</file>